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92c" officeooo:paragraph-rsid="001119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one the branch (change version number accordingly):</text:p>
      <text:p text:style-name="Standard"/>
      <text:p text:style-name="Standard">git clone -b translate3_8_0 --single-branch <text:a xlink:type="simple" xlink:href="mailto:git@github.com" text:style-name="Internet_20_link" text:visited-style-name="Visited_20_Internet_20_Link">git@github.com</text:a>:ignotus666/jamuluswebsite.git</text:p>
      <text:p text:style-name="Standard"/>
      <text:p text:style-name="Standard"/>
      <text:p text:style-name="P1">then:</text:p>
      <text:p text:style-name="P1"/>
      <text:p text:style-name="P1">git add .</text:p>
      <text:p text:style-name="P1">git commit <text:s/>(ctrl+s ; ctrl+x)</text:p>
      <text:p text:style-name="P1">git push</text:p>
      <text:p text:style-name="P1"/>
      <text:p text:style-name="P1">if permissions error: </text:p>
      <text:p text:style-name="P1"/>
      <text:p text:style-name="P1">ssh-add (pass: suicidal)</text:p>
      <text:p text:style-name="P1"/>
      <text:p text:style-name="P1">If changes added directly to repo, first:</text:p>
      <text:p text:style-name="P1"/>
      <text:p text:style-name="P1">git pul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7T17:23:02.741801058</meta:creation-date>
    <dc:date>2021-05-07T17:27:44.825647641</dc:date>
    <meta:editing-duration>PT4M42S</meta:editing-duration>
    <meta:editing-cycles>1</meta:editing-cycles>
    <meta:document-statistic meta:table-count="0" meta:image-count="0" meta:object-count="0" meta:page-count="1" meta:paragraph-count="10" meta:word-count="40" meta:character-count="287" meta:non-whitespace-character-count="256"/>
    <meta:generator>LibreOffice/6.4.7.2$Linux_X86_64 LibreOffice_project/40$Build-2</meta:generator>
  </office:meta>
</office:document-meta>
</file>